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e83" officeooo:paragraph-rsid="00157e83"/>
    </style:style>
    <style:style style:name="P2" style:family="paragraph" style:parent-style-name="Standard">
      <style:text-properties officeooo:rsid="00193634" officeooo:paragraph-rsid="00193634"/>
    </style:style>
    <style:style style:name="P3" style:family="paragraph" style:parent-style-name="Standard">
      <style:text-properties officeooo:rsid="001a192d" officeooo:paragraph-rsid="001a192d"/>
    </style:style>
    <style:style style:name="P4" style:family="paragraph" style:parent-style-name="Standard" style:list-style-name="L1">
      <style:text-properties officeooo:rsid="001a192d" officeooo:paragraph-rsid="001a192d"/>
    </style:style>
    <style:style style:name="P5" style:family="paragraph" style:parent-style-name="Standard">
      <style:text-properties officeooo:rsid="001aeeb1" officeooo:paragraph-rsid="001aeeb1"/>
    </style:style>
    <style:style style:name="P6" style:family="paragraph" style:parent-style-name="Standard">
      <style:text-properties officeooo:rsid="001c7a90" officeooo:paragraph-rsid="001c7a90"/>
    </style:style>
    <style:style style:name="P7" style:family="paragraph" style:parent-style-name="Standard">
      <style:text-properties style:font-name="Liberation Serif" officeooo:paragraph-rsid="001c7a90"/>
    </style:style>
    <style:style style:name="P8" style:family="paragraph" style:parent-style-name="Standard">
      <style:text-properties style:font-name="Liberation Serif" officeooo:rsid="001c7a90" officeooo:paragraph-rsid="001c7a90"/>
    </style:style>
    <style:style style:name="P9" style:family="paragraph" style:parent-style-name="Standard">
      <style:text-properties style:font-name="Liberation Serif" officeooo:rsid="001d5a8a" officeooo:paragraph-rsid="001d5a8a"/>
    </style:style>
    <style:style style:name="P10" style:family="paragraph" style:parent-style-name="Standard">
      <style:text-properties style:font-name="Liberation Serif" officeooo:rsid="001e4765" officeooo:paragraph-rsid="001e4765"/>
    </style:style>
    <style:style style:name="T1" style:family="text">
      <style:text-properties officeooo:rsid="001684d1"/>
    </style:style>
    <style:style style:name="T2" style:family="text">
      <style:text-properties officeooo:rsid="001c7a90"/>
    </style:style>
    <style:style style:name="T3" style:family="text">
      <style:text-properties fo:font-variant="normal" fo:text-transform="none" fo:color="#212121" fo:font-size="12pt" fo:letter-spacing="normal" fo:font-style="normal" fo:font-weight="normal"/>
    </style:style>
    <style:style style:name="T4" style:family="text">
      <style:text-properties fo:font-variant="normal" fo:text-transform="none" fo:color="#212121" fo:font-size="12pt" fo:letter-spacing="normal" fo:font-style="normal" fo:font-weight="normal" officeooo:rsid="001c7a90"/>
    </style:style>
    <style:style style:name="T5" style:family="text">
      <style:text-properties fo:font-variant="normal" fo:text-transform="none" fo:color="#212121" fo:font-size="12pt" fo:letter-spacing="normal" fo:font-style="normal" fo:font-weight="normal" officeooo:rsid="001d5a8a"/>
    </style:style>
    <style:style style:name="T6" style:family="text">
      <style:text-properties fo:font-variant="normal" fo:text-transform="none" fo:color="#212121" fo:font-size="12pt" fo:letter-spacing="normal" fo:font-style="normal" fo:font-weight="normal" officeooo:rsid="001e4765"/>
    </style:style>
    <style:style style:name="T7" style:family="text">
      <style:text-properties fo:font-variant="normal" fo:text-transform="none" fo:color="#212121" fo:font-size="12pt" fo:letter-spacing="normal" fo:font-style="normal" fo:font-weight="normal" officeooo:rsid="001fd0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TITLE – RADIO</text:p>
      <text:p text:style-name="P1"/>
      <text:p text:style-name="P1">PROJECT DESCRIPTION - <text:s/>It is an application that uses <text:span text:style-name="T1">Youtube search API version 3. <text:s/>It returns paginated search results and user inputed <text:s/>number of results per page. Users can add videos from the search results to their own playlist. They can also remove added videos from their playlist. </text:span></text:p>
      <text:p text:style-name="P2">They can see public datas through the graphical part. They can see top 10 popular songs, most active day and also the active session of a partiular day.</text:p>
      <text:p text:style-name="P2"/>
      <text:p text:style-name="P3">PROJECT FEATURES - 1. User can search youtube videos and can enter the number of results they want per page.</text:p>
      <text:p text:style-name="P3">2. Search results are paginated.</text:p>
      <text:p text:style-name="P3">3. Users can add videos to their playlist from the search results.</text:p>
      <text:p text:style-name="P3">4. They can view analytics based on the user activities.</text:p>
      <text:p text:style-name="P3">5. They can find out the :-</text:p>
      <text:list xml:id="list7787693416236894935" text:style-name="L1">
        <text:list-item>
          <text:p text:style-name="P4">Most popular song</text:p>
        </text:list-item>
        <text:list-item>
          <text:p text:style-name="P4">Most active day</text:p>
        </text:list-item>
        <text:list-item>
          <text:p text:style-name="P4">Most active user</text:p>
        </text:list-item>
        <text:list-item>
          <text:p text:style-name="P4">Most active time of the day</text:p>
        </text:list-item>
      </text:list>
      <text:p text:style-name="P5">6. Users can see who were online between the time inputed by them.</text:p>
      <text:p text:style-name="P5"/>
      <text:p text:style-name="P6">DEPLOYMENT STEPS - <text:s/></text:p>
      <text:p text:style-name="P6"/>
      <text:p text:style-name="P7"><text:span text:style-name="T2">1. On </text:span><text:span text:style-name="T3">Google Developers Console, request an API key, and register your application.</text:span></text:p>
      <text:p text:style-name="P7"><text:span text:style-name="T4">2. </text:span><text:span text:style-name="T3">Create a project in the Google Developers Console </text:span><text:span text:style-name="T4">and </text:span><text:span text:style-name="T5">register <text:s/></text:span><text:span text:style-name="T3">your application </text:span><text:span text:style-name="T5">so that it </text:span><text:span text:style-name="T3">can submit API requests.</text:span></text:p>
      <text:p text:style-name="P8"><text:span text:style-name="T3">3. </text:span><text:span text:style-name="T5">After creating a project, enable Youtube Data API.</text:span></text:p>
      <text:p text:style-name="P9"><text:span text:style-name="T3">4. In the credentials tab, obtain the API key for the Data API.</text:span></text:p>
      <text:p text:style-name="P9"><text:span text:style-name="T3">5. In the ‘searchandadd.php’ file, API key can be replaced in the url that is used to call the API.</text:span></text:p>
      <text:p text:style-name="P9"><text:span text:style-name="T3">6. </text:span><text:span text:style-name="T6">Database credentials can be changed in the ‘databaseconfig.php’ file.</text:span></text:p>
      <text:p text:style-name="P10"><text:span text:style-name="T3">7. On running databaseconfig.php file it create the database and the required tables.</text:span></text:p>
      <text:p text:style-name="P10"><text:span text:style-name="T3">8. The landing page of the application will be ‘index.html’ file </text:span><text:span text:style-name="T7">where the users will have to sign up or log in.</text:span></text:p>
      <text:p text:style-name="P10"><text:span text:style-name="T7"/></text:p>
      <text:p text:style-name="P8"><text:span text:style-name="T5"/></text:p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3:49:00.322366363</meta:creation-date>
    <dc:date>2017-05-16T16:24:51.193142324</dc:date>
    <meta:editing-duration>PT22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88" meta:character-count="1603" meta:non-whitespace-character-count="1333"/>
  </office:meta>
</office:document-meta>
</file>